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="Arrow_20_short" draw:marker-start-width="0.3cm" draw:marker-start-center="true" draw:marker-end-width="0.45cm" draw:fill="solid" draw:fill-color="#ffffff" draw:textarea-horizontal-align="center" fo:padding-top="0.075cm" fo:padding-bottom="0.075cm" fo:padding-left="0.101cm" fo:padding-right="0.101cm"/>
    </style:style>
    <style:style style:name="gr2" style:family="graphic" style:parent-style-name="objectwithoutfill">
      <style:graphic-properties draw:marker-start="Arrow" draw:marker-start-width="0.2cm" draw:marker-start-center="true" draw:marker-end="Arrow" draw:marker-end-width="0.2cm" draw:marker-end-center="true" draw:fill="none" draw:textarea-horizontal-align="center"/>
    </style:style>
    <style:style style:name="gr3" style:family="graphic" style:parent-style-name="objectwithoutfill">
      <style:graphic-properties svg:stroke-width="0.025cm" draw:marker-start="Arrow" draw:marker-start-width="0.274cm" draw:marker-end="Arrow" draw:marker-end-width="0.274cm" draw:fill="none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svg:stroke-width="0.05cm" draw:marker-start-width="0.451cm" draw:marker-end-width="0.451cm" draw:fill="none" draw:fill-color="#ffffff" draw:textarea-horizontal-align="center" fo:padding-top="0.15cm" fo:padding-bottom="0.15cm" fo:padding-left="0.175cm" fo:padding-right="0.175cm"/>
    </style:style>
    <style:style style:name="gr5" style:family="graphic" style:parent-style-name="standard">
      <style:graphic-properties svg:stroke-width="0cm" draw:fill="solid" draw:fill-color="#cccccc" draw:textarea-horizontal-align="center" draw:textarea-vertical-align="middle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svg:stroke-width="0cm" draw:fill="none" draw:fill-color="#ffffff" draw:textarea-horizontal-align="center" draw:textarea-vertical-align="middle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center" draw:textarea-vertical-align="middle" draw:auto-grow-height="true" draw:auto-grow-width="false" fo:min-height="0.945cm" fo:min-width="0cm"/>
      <style:paragraph-properties style:writing-mode="lr-tb"/>
    </style:style>
    <style:style style:name="gr8" style:family="graphic" style:parent-style-name="objectwithoutfill">
      <style:graphic-properties svg:stroke-width="0.025cm" draw:marker-start="Arrow" draw:marker-start-width="0.274cm" draw:marker-end="" draw:marker-end-width="0.274cm" draw:fill="none" draw:textarea-horizontal-align="center" draw:textarea-vertical-align="middle" fo:padding-top="0.137cm" fo:padding-bottom="0.137cm" fo:padding-left="0.262cm" fo:padding-right="0.262cm"/>
    </style:style>
    <style:style style:name="gr9" style:family="graphic" style:parent-style-name="objectwithoutfill">
      <style:graphic-properties svg:stroke-width="0.025cm" draw:marker-start="" draw:marker-start-width="0.274cm" draw:marker-end="Arrow" draw:marker-end-width="0.274cm" draw:fill="none" draw:textarea-horizontal-align="center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width="0.05cm" svg:stroke-color="#000000" draw:fill="none" draw:fill-color="#ffffff" draw:textarea-horizontal-align="center" draw:textarea-vertical-align="middle" draw:auto-grow-height="true" draw:auto-grow-width="false" fo:min-height="0.877cm" fo:min-width="0cm"/>
      <style:paragraph-properties style:writing-mode="lr-tb"/>
    </style:style>
    <style:style style:name="gr11" style:family="graphic" style:parent-style-name="standard">
      <style:graphic-properties draw:stroke="none" svg:stroke-width="0.05cm" svg:stroke-color="#000000" draw:fill="none" draw:fill-color="#ffffff" draw:textarea-horizontal-align="center" draw:textarea-vertical-align="middle" draw:auto-grow-height="true" draw:auto-grow-width="false" fo:min-height="0.945cm" fo:min-width="0cm"/>
      <style:paragraph-properties style:writing-mode="lr-tb"/>
    </style:style>
    <style:style style:name="gr12" style:family="graphic" style:parent-style-name="standard">
      <style:graphic-properties svg:stroke-width="0.05cm" draw:fill="solid" draw:fill-color="#cccccc" draw:textarea-horizontal-align="center" draw:textarea-vertical-align="middle" fo:padding-top="0.025cm" fo:padding-bottom="0.025cm" fo:padding-left="0.025cm" fo:padding-right="0.025cm"/>
      <style:paragraph-properties style:writing-mode="lr-tb"/>
    </style:style>
    <style:style style:name="gr13" style:family="graphic" style:parent-style-name="standard">
      <style:graphic-properties svg:stroke-width="0.05cm" draw:fill="solid" draw:fill-color="#ffffff" draw:textarea-horizontal-align="center" draw:textarea-vertical-align="middle" fo:padding-top="0.025cm" fo:padding-bottom="0.025cm" fo:padding-left="0.025cm" fo:padding-right="0.025cm"/>
      <style:paragraph-properties style:writing-mode="lr-tb"/>
    </style:style>
    <style:style style:name="gr14" style:family="graphic" style:parent-style-name="standard">
      <style:graphic-properties svg:stroke-width="0.05cm" draw:marker-start-width="0.376cm" draw:marker-end-width="0.376cm" draw:fill="none" draw:fill-color="#ffffff" draw:textarea-horizontal-align="center" fo:padding-top="0.15cm" fo:padding-bottom="0.15cm" fo:padding-left="0.175cm" fo:padding-right="0.175cm"/>
    </style:style>
    <style:style style:name="gr15" style:family="graphic" style:parent-style-name="standard">
      <style:graphic-properties svg:stroke-width="0.05cm" draw:marker-start-width="0.375cm" draw:marker-end-width="0.375cm" draw:fill="solid" draw:fill-color="#ffffff" draw:textarea-horizontal-align="center" draw:textarea-vertical-align="middle" fo:padding-top="0.15cm" fo:padding-bottom="0.15cm" fo:padding-left="0.275cm" fo:padding-right="0.275cm"/>
      <style:paragraph-properties style:writing-mode="lr-tb"/>
    </style:style>
    <style:style style:name="gr16" style:family="graphic" style:parent-style-name="standard">
      <style:graphic-properties draw:fill="solid" draw:fill-color="#cccccc" draw:textarea-horizontal-align="center" draw:textarea-vertical-align="middle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fill="solid" draw:fill-color="#ffffff" draw:textarea-horizontal-align="center" draw:textarea-vertical-align="middle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svg:stroke-width="0.05cm" draw:marker-start-width="0.375cm" draw:marker-end-width="0.37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.051cm" svg:stroke-color="#000000" draw:fill="none" draw:fill-color="#ffffff" draw:textarea-horizontal-align="center" draw:textarea-vertical-align="middle" draw:auto-grow-height="true" draw:auto-grow-width="false" fo:min-height="0.561cm" fo:min-width="0cm"/>
      <style:paragraph-properties style:writing-mode="lr-tb"/>
    </style:style>
    <style:style style:name="gr20" style:family="graphic" style:parent-style-name="objectwithoutfill">
      <style:graphic-properties draw:marker-end="Arrowheads_20_1" draw:marker-end-width="0.27cm" draw:fill="none" draw:textarea-horizontal-align="center"/>
    </style:style>
    <style:style style:name="gr21" style:family="graphic" style:parent-style-name="standard">
      <style:graphic-properties draw:stroke="none" svg:stroke-width="0.051cm" svg:stroke-color="#000000" draw:fill="none" draw:fill-color="#ffffff" draw:textarea-horizontal-align="center" draw:textarea-vertical-align="middle" draw:auto-grow-height="true" draw:auto-grow-width="false" fo:min-height="0.638cm" fo:min-width="0cm"/>
      <style:paragraph-properties style:writing-mode="lr-tb"/>
    </style:style>
    <style:style style:name="gr22" style:family="graphic" style:parent-style-name="objectwithoutfill">
      <style:graphic-properties draw:marker-start="Arrowheads_20_5" draw:marker-start-center="true" draw:marker-end="Arrowheads_20_4" draw:marker-end-width="0.3cm" draw:marker-end-center="true" draw:fill="none" draw:textarea-horizontal-align="center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 fo:min-height="0.749cm" fo:min-width="0.148cm"/>
    </style:style>
    <style:style style:name="gr24" style:family="graphic" style:parent-style-name="standard">
      <style:graphic-properties draw:stroke="none" svg:stroke-width="0cm" svg:stroke-color="#000000" draw:fill="none" draw:fill-color="#ffffff" draw:textarea-horizontal-align="center" draw:textarea-vertical-align="middle" draw:auto-grow-height="true" draw:auto-grow-width="false" fo:min-height="0.849cm" fo:min-width="0cm"/>
      <style:paragraph-properties style:writing-mode="lr-tb"/>
    </style:style>
    <style:style style:name="gr25" style:family="graphic" style:parent-style-name="standard">
      <style:graphic-properties draw:stroke="none" svg:stroke-width="0.051cm" svg:stroke-color="#000000" draw:fill="none" draw:fill-color="#ffffff" draw:textarea-horizontal-align="center" draw:textarea-vertical-align="middle" draw:auto-grow-height="true" draw:auto-grow-width="false" fo:min-height="0.647cm" fo:min-width="0cm"/>
      <style:paragraph-properties style:writing-mode="lr-tb"/>
    </style:style>
    <style:style style:name="gr26" style:family="graphic" style:parent-style-name="standard">
      <style:graphic-properties draw:stroke="none" svg:stroke-width="0.051cm" svg:stroke-color="#000000" draw:fill="none" draw:fill-color="#ffffff" draw:textarea-horizontal-align="center" draw:textarea-vertical-align="middle" draw:auto-grow-height="true" draw:auto-grow-width="false" fo:min-height="1.005cm" fo:min-width="0cm"/>
      <style:paragraph-properties style:writing-mode="lr-tb"/>
    </style:style>
    <style:style style:name="gr27" style:family="graphic" style:parent-style-name="objectwithoutfill">
      <style:graphic-properties draw:marker-end="Arrowheads_20_6" draw:marker-end-width="0.3cm" draw:fill="none" draw:textarea-horizontal-align="center"/>
    </style:style>
    <style:style style:name="gr28" style:family="graphic" style:parent-style-name="objectwithoutfill">
      <style:graphic-properties draw:marker-start="Arrowheads_20_8" draw:marker-start-center="true" draw:marker-end="Arrowheads_20_7" draw:marker-end-width="0.3cm" draw:marker-end-center="true" draw:fill="none" draw:textarea-horizontal-align="center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cccccc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8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9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solid" draw:fill-color="#ffffff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2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0.6cm" svg:height="17.95cm" svg:x="1.25cm" svg:y="0.6cm">
          <text:p/>
        </draw:rect>
        <draw:connector draw:style-name="gr2" draw:text-style-name="P2" draw:layer="layout" svg:x1="9.04cm" svg:y1="3.587cm" svg:x2="10.117cm" svg:y2="2.763cm" draw:start-shape="id1" draw:start-glue-point="0" svg:d="M9040 3587v-674h1077v-150" svg:viewBox="0 0 1078 825">
          <text:p/>
        </draw:connector>
        <draw:connector draw:style-name="gr2" draw:text-style-name="P2" draw:layer="layout" draw:line-skew="0.025cm" svg:x1="7.793cm" svg:y1="3.587cm" svg:x2="6.75cm" svg:y2="2.763cm" draw:start-shape="id2" draw:start-glue-point="0" svg:d="M7793 3587v-649h-1043v-175" svg:viewBox="0 0 1044 825">
          <text:p/>
        </draw:connector>
        <draw:polyline draw:style-name="gr3" draw:text-style-name="P2" draw:layer="layout" svg:width="0.38cm" svg:height="1.738cm" svg:x="7.825cm" svg:y="6.31cm" svg:viewBox="0 0 381 1739" draw:points="0,0 0,789 381,789 381,1739">
          <text:p/>
        </draw:polyline>
        <draw:polyline draw:style-name="gr3" draw:text-style-name="P2" draw:layer="layout" svg:width="0.38cm" svg:height="1.738cm" svg:x="8.725cm" svg:y="6.311cm" svg:viewBox="0 0 381 1739" draw:points="381,0 381,789 0,789 0,1739">
          <text:p/>
        </draw:polyline>
        <draw:rect draw:style-name="gr4" draw:text-style-name="P3" draw:layer="layout" svg:width="17.3cm" svg:height="12.6cm" svg:x="4.2cm" svg:y="5.35cm">
          <text:p/>
        </draw:rect>
        <draw:rect draw:style-name="gr5" draw:text-style-name="P5" draw:layer="layout" svg:width="2.576cm" svg:height="0.523cm" draw:transform="rotate (1.5707963267949) translate (20.949cm 13.89cm)">
          <text:p text:style-name="P4"><text:span text:style-name="T1">DDR4</text:span></text:p>
        </draw:rect>
        <draw:rect draw:style-name="gr6" draw:text-style-name="P6" draw:layer="layout" svg:width="1.307cm" svg:height="0.523cm" draw:transform="rotate (1.5707963267949) translate (20.45cm 13.889cm)">
          <text:p text:style-name="P4"><text:span text:style-name="T1">Mc0</text:span></text:p>
        </draw:rect>
        <draw:rect draw:style-name="gr6" draw:text-style-name="P6" draw:layer="layout" svg:width="1.268cm" svg:height="0.523cm" draw:transform="rotate (1.5707963267949) translate (20.45cm 12.582cm)">
          <text:p text:style-name="P4"><text:span text:style-name="T1">Mc1</text:span></text:p>
        </draw:rect>
        <draw:rect draw:style-name="gr5" draw:text-style-name="P5" xml:id="id3" draw:id="id3" draw:layer="layout" svg:width="1.397cm" svg:height="0.523cm" draw:transform="rotate (1.5707963267949) translate (20.95cm 17.648cm)">
          <text:p text:style-name="P4"><text:span text:style-name="T1">PSOC</text:span></text:p>
        </draw:rect>
        <draw:frame draw:style-name="gr7" draw:text-style-name="P7" draw:layer="layout" svg:width="5.6cm" svg:height="0.995cm" svg:x="9.75cm" svg:y="5.858cm">
          <draw:text-box>
            <text:p><text:span text:style-name="T2">Themisto</text:span></text:p>
          </draw:text-box>
        </draw:frame>
        <draw:polyline draw:style-name="gr3" draw:text-style-name="P2" draw:layer="layout" svg:width="0.38cm" svg:height="5.236cm" svg:x="16.026cm" svg:y="6.31cm" svg:viewBox="0 0 381 5237" draw:points="0,0 0,2375 381,2375 381,5237">
          <text:p/>
        </draw:polyline>
        <draw:polyline draw:style-name="gr3" draw:text-style-name="P2" draw:layer="layout" svg:width="0.38cm" svg:height="5.236cm" svg:x="16.926cm" svg:y="6.313cm" svg:viewBox="0 0 381 5237" draw:points="381,0 381,2375 0,2375 0,5237">
          <text:p/>
        </draw:polyline>
        <draw:polyline draw:style-name="gr8" draw:text-style-name="P2" draw:layer="layout" svg:width="0cm" svg:height="1.269cm" svg:x="8.079cm" svg:y="13.692cm" svg:viewBox="0 0 0 1270" draw:points="0,0 0,791 0,1109 0,1270">
          <text:p/>
        </draw:polyline>
        <draw:polyline draw:style-name="gr9" draw:text-style-name="P2" draw:layer="layout" svg:width="0cm" svg:height="1.269cm" svg:x="8.879cm" svg:y="13.592cm" svg:viewBox="0 0 0 1270" draw:points="0,0 0,791 0,1109 0,1270">
          <text:p/>
        </draw:polyline>
        <draw:polyline draw:style-name="gr8" draw:text-style-name="P2" draw:layer="layout" svg:width="0cm" svg:height="0.861cm" svg:x="8.079cm" svg:y="16.2cm" svg:viewBox="0 0 0 862" draw:points="0,0 0,537 0,753 0,862">
          <text:p/>
        </draw:polyline>
        <draw:polyline draw:style-name="gr9" draw:text-style-name="P2" draw:layer="layout" svg:width="0cm" svg:height="1.269cm" svg:x="8.879cm" svg:y="15.792cm" svg:viewBox="0 0 0 1270" draw:points="0,0 0,791 0,1109 0,1270">
          <text:p/>
        </draw:polyline>
        <draw:polyline draw:style-name="gr3" draw:text-style-name="P2" draw:layer="layout" svg:width="2.666cm" svg:height="0cm" svg:x="10.873cm" svg:y="11.887cm" svg:viewBox="0 0 2667 0" draw:points="0,0 791,0 1109,0 2667,0">
          <text:p/>
        </draw:polyline>
        <draw:polyline draw:style-name="gr3" draw:text-style-name="P2" draw:layer="layout" svg:width="2.666cm" svg:height="0cm" svg:x="10.874cm" svg:y="12.487cm" svg:viewBox="0 0 2667 0" draw:points="0,0 791,0 1109,0 2667,0">
          <text:p/>
        </draw:polyline>
        <draw:polyline draw:style-name="gr3" draw:text-style-name="P2" draw:layer="layout" svg:width="1.949cm" svg:height="0.38cm" svg:x="18.5cm" svg:y="11.933cm" svg:viewBox="0 0 1950 381" draw:points="0,381 921,381 921,0 1950,0">
          <text:p/>
        </draw:polyline>
        <draw:polyline draw:style-name="gr3" draw:text-style-name="P2" draw:layer="layout" svg:width="2.006cm" svg:height="0.38cm" svg:x="18.493cm" svg:y="13.033cm" svg:viewBox="0 0 2007 381" draw:points="0,0 948,0 948,381 2007,381">
          <text:p/>
        </draw:polyline>
        <draw:polyline draw:style-name="gr8" draw:text-style-name="P2" draw:layer="layout" svg:width="0cm" svg:height="1.549cm" svg:x="15.987cm" svg:y="13.7cm" svg:viewBox="0 0 0 1550" draw:points="0,0 0,881 0,1234 0,1550">
          <text:p/>
        </draw:polyline>
        <draw:polyline draw:style-name="gr8" draw:text-style-name="P2" draw:layer="layout" svg:width="3.339cm" svg:height="2.099cm" svg:x="10.85cm" svg:y="13.15cm" svg:viewBox="0 0 3340 2100" draw:points="0,0 1484,0 1484,2100 3340,2100">
          <text:p/>
        </draw:polyline>
        <draw:frame draw:style-name="gr10" draw:text-style-name="P8" draw:layer="layout" svg:width="2.354cm" svg:height="0.927cm" svg:x="4.25cm" svg:y="3.6cm">
          <draw:text-box>
            <text:p><text:span text:style-name="T3">ROLE</text:span></text:p>
          </draw:text-box>
        </draw:frame>
        <draw:frame draw:style-name="gr11" draw:text-style-name="P7" draw:layer="layout" svg:width="7.2cm" svg:height="0.995cm" svg:x="11.8cm" svg:y="1.1cm">
          <draw:text-box>
            <text:p><text:span text:style-name="T2">HelloThemisto</text:span></text:p>
          </draw:text-box>
        </draw:frame>
        <draw:rect draw:style-name="gr12" draw:text-style-name="P5" draw:layer="layout" svg:width="2.55cm" svg:height="0.523cm" svg:x="7.15cm" svg:y="4.086cm">
          <text:p text:style-name="P4"><text:span text:style-name="T1">SHELL</text:span></text:p>
        </draw:rect>
        <draw:rect draw:style-name="gr13" draw:text-style-name="P9" xml:id="id1" draw:id="id1" draw:layer="layout" svg:width="1.32cm" svg:height="0.523cm" svg:x="8.38cm" svg:y="3.587cm">
          <text:p text:style-name="P4"><text:span text:style-name="T1">Udp</text:span></text:p>
        </draw:rect>
        <draw:rect draw:style-name="gr13" draw:text-style-name="P9" xml:id="id2" draw:id="id2" draw:layer="layout" svg:width="1.286cm" svg:height="0.523cm" svg:x="7.15cm" svg:y="3.587cm">
          <text:p text:style-name="P4"><text:span text:style-name="T1">Tcp</text:span></text:p>
        </draw:rect>
        <draw:g>
          <draw:rect draw:style-name="gr12" draw:text-style-name="P5" draw:layer="layout" svg:width="2.55cm" svg:height="0.523cm" svg:x="15.35cm" svg:y="4.086cm">
            <text:p text:style-name="P4"><text:span text:style-name="T1">SHELL</text:span></text:p>
          </draw:rect>
          <draw:rect draw:style-name="gr13" draw:text-style-name="P9" draw:layer="layout" svg:width="1.32cm" svg:height="0.523cm" svg:x="16.58cm" svg:y="3.587cm">
            <text:p text:style-name="P4"><text:span text:style-name="T1">Mp1</text:span></text:p>
          </draw:rect>
          <draw:rect draw:style-name="gr13" draw:text-style-name="P9" draw:layer="layout" svg:width="1.286cm" svg:height="0.523cm" svg:x="15.35cm" svg:y="3.587cm">
            <text:p text:style-name="P4"><text:span text:style-name="T1">Mp0</text:span></text:p>
          </draw:rect>
        </draw:g>
        <draw:rect draw:style-name="gr14" draw:text-style-name="P3" draw:layer="layout" svg:width="17.3cm" svg:height="3.75cm" svg:x="4.2cm" svg:y="0.85cm">
          <text:p/>
        </draw:rect>
        <draw:rect draw:style-name="gr15" draw:text-style-name="P10" draw:layer="layout" svg:width="2.469cm" svg:height="1.4cm" svg:x="5.516cm" svg:y="1.253cm">
          <text:p><text:span text:style-name="T4">TAF</text:span></text:p>
        </draw:rect>
        <draw:rect draw:style-name="gr15" draw:text-style-name="P10" draw:layer="layout" svg:width="2.469cm" svg:height="1.4cm" svg:x="8.883cm" svg:y="1.253cm">
          <text:p><text:span text:style-name="T4">UAF</text:span></text:p>
        </draw:rect>
        <draw:polyline draw:style-name="gr3" draw:text-style-name="P2" draw:layer="layout" svg:width="0.001cm" svg:height="1.149cm" svg:x="16.05cm" svg:y="2.501cm" svg:viewBox="0 0 2 1150" draw:points="2,1150 2,628 0,628 0,0">
          <text:p/>
        </draw:polyline>
        <draw:polyline draw:style-name="gr3" draw:text-style-name="P2" draw:layer="layout" svg:width="0.001cm" svg:height="1.149cm" svg:x="17.25cm" svg:y="2.502cm" svg:viewBox="0 0 2 1150" draw:points="2,1150 2,628 0,628 0,0">
          <text:p/>
        </draw:polyline>
        <draw:frame draw:style-name="gr10" draw:text-style-name="P8" draw:layer="layout" svg:width="2.354cm" svg:height="0.927cm" svg:x="1.696cm" svg:y="0.702cm">
          <draw:text-box>
            <text:p><text:span text:style-name="T3">TOP</text:span></text:p>
          </draw:text-box>
        </draw:frame>
        <draw:g>
          <draw:rect draw:style-name="gr16" draw:text-style-name="P5" draw:layer="layout" svg:width="3.2cm" svg:height="0.523cm" svg:x="6.85cm" svg:y="17.386cm">
            <text:p text:style-name="P4"><text:span text:style-name="T1">ECON</text:span></text:p>
          </draw:rect>
          <draw:rect draw:style-name="gr17" draw:text-style-name="P9" draw:layer="layout" svg:width="1.618cm" svg:height="0.523cm" svg:x="6.85cm" svg:y="16.887cm">
            <text:p text:style-name="P4"><text:span text:style-name="T1">Eth-Rx</text:span></text:p>
          </draw:rect>
          <draw:rect draw:style-name="gr17" draw:text-style-name="P9" draw:layer="layout" svg:width="1.582cm" svg:height="0.523cm" svg:x="8.468cm" svg:y="16.887cm">
            <text:p text:style-name="P4"><text:span text:style-name="T1">Eth-Tx</text:span></text:p>
          </draw:rect>
        </draw:g>
        <draw:polyline draw:style-name="gr8" draw:text-style-name="P2" draw:layer="layout" svg:width="4.245cm" svg:height="0.699cm" svg:x="9.95cm" svg:y="15.35cm" svg:viewBox="0 0 4246 700" draw:points="0,0 1886,0 1886,700 4246,700">
          <text:p/>
        </draw:polyline>
        <draw:g>
          <draw:g>
            <draw:rect draw:style-name="gr18" draw:text-style-name="P1" draw:layer="layout" svg:width="4.229cm" svg:height="1.667cm" svg:x="5.921cm" svg:y="14.683cm">
              <text:p/>
            </draw:rect>
            <draw:frame draw:style-name="gr19" draw:text-style-name="P11" draw:layer="layout" svg:width="1.778cm" svg:height="0.611cm" svg:x="5.921cm" svg:y="15.177cm">
              <draw:text-box>
                <text:p><text:span text:style-name="T5">ETH</text:span></text:p>
              </draw:text-box>
            </draw:frame>
          </draw:g>
        </draw:g>
        <draw:connector draw:style-name="gr20" draw:text-style-name="P2" draw:layer="layout" svg:x1="20.95cm" svg:y1="16.95cm" svg:x2="16.035cm" svg:y2="16.3cm" draw:start-shape="id3" draw:start-glue-point="0" draw:end-shape="id4" draw:end-glue-point="2" svg:d="M20950 16950h-4915v-650" svg:viewBox="0 0 4916 651">
          <text:p/>
        </draw:connector>
        <draw:g>
          <draw:rect draw:style-name="gr18" draw:text-style-name="P1" draw:layer="layout" svg:width="5.118cm" svg:height="2.533cm" svg:x="13.375cm" svg:y="11.35cm">
            <text:p/>
          </draw:rect>
          <draw:frame draw:style-name="gr21" draw:text-style-name="P11" draw:layer="layout" svg:width="1.778cm" svg:height="0.688cm" svg:x="13.375cm" svg:y="11.35cm">
            <draw:text-box>
              <text:p><text:span text:style-name="T5">MEM</text:span></text:p>
            </draw:text-box>
          </draw:frame>
        </draw:g>
        <draw:g>
          <draw:rect draw:style-name="gr12" draw:text-style-name="P5" draw:layer="layout" svg:width="1.3cm" svg:height="0.523cm" svg:x="18.35cm" svg:y="4.086cm">
            <text:p text:style-name="P4"><text:span text:style-name="T1">SHELL</text:span></text:p>
          </draw:rect>
          <draw:rect draw:style-name="gr13" draw:text-style-name="P9" draw:layer="layout" svg:width="1.286cm" svg:height="0.523cm" svg:x="18.35cm" svg:y="3.587cm">
            <text:p text:style-name="P4"><text:span text:style-name="T1">MMIO</text:span></text:p>
          </draw:rect>
        </draw:g>
        <draw:connector draw:style-name="gr22" draw:text-style-name="P2" draw:layer="layout" svg:x1="17.896cm" svg:y1="15.675cm" svg:x2="19.014cm" svg:y2="6.41cm" draw:start-shape="id4" draw:start-glue-point="1" draw:end-shape="id5" draw:end-glue-point="2" svg:d="M17896 15675h1118v-9265" svg:viewBox="0 0 1119 9266">
          <text:p/>
        </draw:connector>
        <draw:g>
          <draw:rect draw:style-name="gr5" draw:text-style-name="P5" draw:layer="layout" svg:width="2.576cm" svg:height="0.523cm" svg:x="15.36cm" svg:y="5.386cm">
            <text:p text:style-name="P4"><text:span text:style-name="T1">ROLE</text:span></text:p>
          </draw:rect>
          <draw:rect draw:style-name="gr6" draw:text-style-name="P6" draw:layer="layout" svg:width="1.307cm" svg:height="0.523cm" svg:x="15.361cm" svg:y="5.887cm">
            <text:p text:style-name="P4"><text:span text:style-name="T1">Mp0</text:span></text:p>
          </draw:rect>
          <draw:rect draw:style-name="gr6" draw:text-style-name="P6" draw:layer="layout" svg:width="1.268cm" svg:height="0.523cm" svg:x="16.668cm" svg:y="5.887cm">
            <text:p text:style-name="P4"><text:span text:style-name="T1">Mp1</text:span></text:p>
          </draw:rect>
        </draw:g>
        <draw:g xml:id="id5" draw:id="id5">
          <draw:rect draw:style-name="gr5" draw:text-style-name="P5" draw:layer="layout" svg:width="1.29cm" svg:height="0.523cm" svg:x="18.36cm" svg:y="5.386cm">
            <text:p text:style-name="P4"><text:span text:style-name="T1">ROLE</text:span></text:p>
          </draw:rect>
          <draw:rect draw:style-name="gr6" draw:text-style-name="P6" draw:layer="layout" svg:width="1.307cm" svg:height="0.523cm" svg:x="18.361cm" svg:y="5.887cm">
            <text:p text:style-name="P4"><text:span text:style-name="T1">MMIO</text:span></text:p>
          </draw:rect>
        </draw:g>
        <draw:custom-shape draw:style-name="gr23" draw:text-style-name="P12" draw:layer="layout" svg:width="0.5cm" svg:height="0.997cm" svg:x="15.752cm" svg:y="4.45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12" draw:layer="layout" svg:width="0.5cm" svg:height="0.997cm" svg:x="16.953cm" svg:y="4.4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12" draw:layer="layout" svg:width="0.5cm" svg:height="0.997cm" svg:x="18.754cm" svg:y="4.4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4" draw:text-style-name="P8" draw:layer="layout" svg:width="2.354cm" svg:height="0.899cm" svg:x="4.296cm" svg:y="5.414cm">
          <draw:text-box>
            <text:p><text:span text:style-name="T3">SHELL</text:span></text:p>
          </draw:text-box>
        </draw:frame>
        <draw:g>
          <draw:rect draw:style-name="gr5" draw:text-style-name="P5" draw:layer="layout" svg:width="2.576cm" svg:height="0.523cm" svg:x="7.16cm" svg:y="5.386cm">
            <text:p text:style-name="P4"><text:span text:style-name="T1">ROLE</text:span></text:p>
          </draw:rect>
          <draw:rect draw:style-name="gr6" draw:text-style-name="P6" draw:layer="layout" svg:width="1.307cm" svg:height="0.523cm" svg:x="7.161cm" svg:y="5.887cm">
            <text:p text:style-name="P4"><text:span text:style-name="T1">Udp</text:span></text:p>
          </draw:rect>
          <draw:rect draw:style-name="gr6" draw:text-style-name="P6" draw:layer="layout" svg:width="1.268cm" svg:height="0.523cm" svg:x="8.468cm" svg:y="5.887cm">
            <text:p text:style-name="P4"><text:span text:style-name="T1">Tcp</text:span></text:p>
          </draw:rect>
        </draw:g>
        <draw:custom-shape draw:style-name="gr23" draw:text-style-name="P12" draw:layer="layout" svg:width="0.5cm" svg:height="0.997cm" svg:x="7.55cm" svg:y="4.4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12" draw:layer="layout" svg:width="0.5cm" svg:height="0.997cm" svg:x="8.751cm" svg:y="4.45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polyline draw:style-name="gr8" draw:text-style-name="P2" draw:layer="layout" svg:width="0cm" svg:height="1.269cm" svg:x="8.079cm" svg:y="10.292cm" svg:viewBox="0 0 0 1270" draw:points="0,0 0,791 0,1109 0,1270">
          <text:p/>
        </draw:polyline>
        <draw:polyline draw:style-name="gr9" draw:text-style-name="P2" draw:layer="layout" svg:width="0cm" svg:height="1.269cm" svg:x="8.879cm" svg:y="10.192cm" svg:viewBox="0 0 0 1270" draw:points="0,0 0,791 0,1109 0,1270">
          <text:p/>
        </draw:polyline>
        <draw:g>
          <draw:g>
            <draw:rect draw:style-name="gr18" draw:text-style-name="P1" draw:layer="layout" svg:width="5.118cm" svg:height="2.569cm" svg:x="5.931cm" svg:y="11.3cm">
              <text:p/>
            </draw:rect>
            <draw:frame draw:style-name="gr25" draw:text-style-name="P11" draw:layer="layout" svg:width="1.569cm" svg:height="0.697cm" svg:x="5.931cm" svg:y="11.3cm">
              <draw:text-box>
                <text:p><text:span text:style-name="T5">NTS</text:span></text:p>
              </draw:text-box>
            </draw:frame>
          </draw:g>
        </draw:g>
        <draw:g xml:id="id4" draw:id="id4">
          <draw:rect draw:style-name="gr18" draw:text-style-name="P1" draw:layer="layout" svg:width="3.721cm" svg:height="1.25cm" svg:x="14.175cm" svg:y="15.05cm">
            <text:p/>
          </draw:rect>
          <draw:frame draw:style-name="gr26" draw:text-style-name="P11" draw:layer="layout" svg:width="1.943cm" svg:height="1.055cm" svg:x="15.172cm" svg:y="15.097cm">
            <draw:text-box>
              <text:p><text:span text:style-name="T5">MMIO</text:span></text:p>
            </draw:text-box>
          </draw:frame>
        </draw:g>
        <draw:connector draw:style-name="gr27" draw:text-style-name="P2" draw:layer="layout" svg:x1="14.175cm" svg:y1="15.675cm" svg:x2="12.665cm" svg:y2="10.471cm" draw:start-shape="id4" draw:start-glue-point="3" draw:end-shape="id6" draw:end-glue-point="2" svg:d="M14175 15675h-1510v-5204" svg:viewBox="0 0 1511 5205">
          <text:p/>
        </draw:connector>
        <draw:connector draw:style-name="gr28" draw:text-style-name="P2" draw:layer="layout" svg:x1="11.431cm" svg:y1="9.186cm" svg:x2="10.25cm" svg:y2="9.185cm" draw:start-shape="id7" draw:start-glue-point="3" draw:end-shape="id8" draw:end-glue-point="1" svg:d="M11431 9186h-590v-1h-591" svg:viewBox="0 0 1182 2">
          <text:p/>
        </draw:connector>
        <draw:g xml:id="id7" draw:id="id7">
          <draw:rect draw:style-name="gr18" draw:text-style-name="P1" xml:id="id6" draw:id="id6" draw:layer="layout" svg:width="2.469cm" svg:height="2.569cm" svg:x="11.431cm" svg:y="7.902cm">
            <text:p/>
          </draw:rect>
          <draw:frame draw:style-name="gr25" draw:text-style-name="P11" draw:layer="layout" svg:width="1.569cm" svg:height="0.697cm" svg:x="11.431cm" svg:y="7.902cm">
            <draw:text-box>
              <text:p><text:span text:style-name="T5">FMC</text:span></text:p>
            </draw:text-box>
          </draw:frame>
        </draw:g>
        <draw:g xml:id="id8" draw:id="id8">
          <draw:rect draw:style-name="gr18" draw:text-style-name="P1" draw:layer="layout" svg:width="4.319cm" svg:height="2.569cm" svg:x="5.931cm" svg:y="7.901cm">
            <text:p/>
          </draw:rect>
          <draw:frame draw:style-name="gr25" draw:text-style-name="P11" draw:layer="layout" svg:width="1.569cm" svg:height="0.697cm" svg:x="5.931cm" svg:y="7.901cm">
            <draw:text-box>
              <text:p><text:span text:style-name="T5">NAL</text:span></text:p>
            </draw:text-box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7 20 13" svg:d="M0 20l10-13 10 13z"/>
    <draw:marker draw:name="Arrowheads_20_1" draw:display-name="Arrowheads 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0cm" fo:margin-bottom="0cm" fo:margin-left="0cm" fo:margin-right="0cm" fo:page-width="25.425cm" fo:page-height="19.0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09-04-16T11:32:18.87</meta:creation-date>
    <meta:editing-duration>P3DT19M51S</meta:editing-duration>
    <meta:editing-cycles>154</meta:editing-cycles>
    <meta:generator>LibreOffice/7.2.5.2$Windows_X86_64 LibreOffice_project/499f9727c189e6ef3471021d6132d4c694f357e5</meta:generator>
    <dc:date>2022-01-17T19:35:07.171000000</dc:date>
    <dc:creator>Francois Abel</dc:creator>
    <meta:printed-by>Francois Abel</meta:printed-by>
    <meta:print-date>2018-01-29T17:34:31.89</meta:print-date>
    <meta:document-statistic meta:object-count="89"/>
  </office:meta>
</office:document-meta>
</file>